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2.5 SUBFLUXO: GERENCIAR O ESCOPO DO SISTEMA</text:p>
      <text:p text:style-name="P1"/>
      <text:p text:style-name="P2">O engenheiro de requisitos deve determinar o escopo da iteração corrente<text:tab/><text:tab/>p. 119</text:p>
      <text:p text:style-name="P2">Objetivos do Subfluxo <text:span text:style-name="T1">GERENCIAR ESCOPO</text:span> <text:tab/><text:tab/><text:tab/><text:tab/><text:tab/>p. 119</text:p>
      <text:p text:style-name="P2">O que define o escopo do sistema<text:tab/><text:tab/><text:tab/><text:tab/><text:tab/><text:tab/><text:tab/>p. 119</text:p>
      <text:p text:style-name="P2">Figura Gerenciar o Escopo do Sistema e integração com Processo GC e CM<text:tab/>p. 120</text:p>
      <text:p text:style-name="P2"/>
      <text:p text:style-name="P1">4.2.5.1 Atividade priorizar Caso de Uso</text:p>
      <text:p text:style-name="P1"/>
      <text:p text:style-name="P2">O objetivo da atividade<text:tab/><text:tab/><text:tab/><text:tab/><text:tab/><text:tab/><text:tab/><text:tab/>p. 120</text:p>
      <text:p text:style-name="P2">Auxílio ao plano de iteração<text:tab/><text:tab/><text:tab/><text:tab/><text:tab/><text:tab/><text:tab/><text:tab/>p. 121</text:p>
      <text:p text:style-name="P1"/>
      <text:p text:style-name="P1">4.2.5.2 Atividade : Gerenciar Dependências</text:p>
      <text:p text:style-name="P2">Objetivo da atividade<text:tab/><text:tab/><text:tab/><text:tab/><text:tab/><text:tab/><text:tab/><text:tab/><text:tab/>p. 121</text:p>
      <text:p text:style-name="P2">Manutenção das matrizes de rastreabilidade<text:tab/><text:tab/><text:tab/><text:tab/><text:tab/><text:tab/>p. 121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23T16:59:55</meta:creation-date>
    <dc:date>2011-01-24T15:36:05</dc:date>
    <meta:editing-cycles>10</meta:editing-cycles>
    <meta:editing-duration>PT6H2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86" meta:character-count="548"/>
  </office:meta>
</office:document-meta>
</file>